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7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AIN OF ISRAEL (79:1-4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AIN OF ISRAEL (79:1-4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land, the city of Jerusalem, and the Temple have been overrun by pagans (79:1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eople have been slaughtered (79:2-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people are mocked by their neighbors (79:4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PSALM 79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THE PAIN OF ISRAEL (79:1-4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HE PRAYER FOR ISRAEL (79:5-13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THE PRAYER FOR ISRAEL (79:5-13):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Concerning God's enemies (79:6-7, 12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Concerning God's people (79:5, 8-10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Concerning God's people (79:5, 8-10)<text:s text:c="1"/></text:span><text:span text:style-name="a490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Forgive us! (79:5, 8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Help us! (79:9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Avenge us! (79:10-12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<text:s text:c="1"/>The praise from Israel (79:13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THE PRAYER FOR ISRAEL (79:5-13):<text:s text:c="1"/></text:span><text:span text:style-name="a511" text:class-names=""/></text:p>
          </draw:text-box>
          <svg:title/>
          <svg:desc/>
        </draw:frame>
        <draw:frame draw:id="id94" presentation:style-name="a523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Concerning God's enemies (79:6-7, 12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Concerning God's people (79:5, 8-10)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</draw:text-box>
          <svg:title/>
          <svg:desc/>
        </draw:frame>
      </draw:page>
      <draw:page draw:name="Slide7" draw:style-name="a524" draw:master-page-name="Master1-Layout12-tx-Title-and-Text" presentation:presentation-page-layout-name="Master1-PPL12" draw:id="Slide-262">
        <draw:frame draw:id="id95" presentation:style-name="a528" draw:name="Title 1" svg:x="1.38in" svg:y="0.4in" svg:width="10.6in" svg:height="1.44965in" presentation:class="title" presentation:placeholder="false">
          <draw:text-box>
            <text:p text:style-name="a527" text:class-names="" text:cond-style-name=""><text:span text:style-name="a525" text:class-names="">PSALM 79<text:s text:c="1"/></text:span><text:span text:style-name="a526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THE PAIN OF ISRAEL (79:1-4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THE PRAYER FOR ISRAEL (79:5-13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79 </dc:title>
    <meta:initial-creator>David STRICKLAND</meta:initial-creator>
    <dc:creator>David STRICKLAND</dc:creator>
    <meta:creation-date>2020-02-22T19:33:44Z</meta:creation-date>
    <dc:date>2020-02-22T19:33:44Z</dc:date>
    <meta:template xlink:href="BibleStudy" xlink:type="simple"/>
    <meta:editing-cycles>1</meta:editing-cycles>
    <meta:editing-duration>PT0S</meta:editing-duration>
    <meta:document-statistic meta:paragraph-count="23" meta:word-count="178"/>
  </office:meta>
</office:document-meta>
</file>